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556cm" fo:min-width="2.60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.3cm" svg:height="2cm" svg:x="6cm" svg:y="4.3cm">
          <text:p text:style-name="P1">Set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3.3cm" svg:height="2cm" svg:x="12.601cm" svg:y="4.301cm">
          <text:p text:style-name="P1">Read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3.3cm" svg:height="2cm" svg:x="19.602cm" svg:y="4.302cm">
          <text:p text:style-name="P1">Play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3.3cm" svg:height="2cm" svg:x="19.603cm" svg:y="9.203cm">
          <text:p text:style-name="P1">Paus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line-skew="0.048cm" svg:x1="15.901cm" svg:y1="5.301cm" svg:x2="19.602cm" svg:y2="5.302cm" draw:start-shape="id1" draw:start-glue-point="1" draw:end-shape="id2" draw:end-glue-point="3" svg:d="M15901 5301h1899v1h1802" svg:viewBox="0 0 3702 2">
          <text:p text:style-name="P1">play</text:p>
        </draw:connector>
        <draw:connector draw:style-name="gr2" draw:text-style-name="P2" draw:layer="layout" svg:x1="9.3cm" svg:y1="5.3cm" svg:x2="12.601cm" svg:y2="5.301cm" draw:start-shape="id3" draw:start-glue-point="1" draw:end-shape="id1" draw:end-glue-point="3" svg:d="M9300 5300h1651v1h1650" svg:viewBox="0 0 3302 2">
          <text:p text:style-name="P1">config</text:p>
        </draw:connector>
        <draw:connector draw:style-name="gr2" draw:text-style-name="P2" draw:layer="layout" svg:x1="22.902cm" svg:y1="5.302cm" svg:x2="22.903cm" svg:y2="10.203cm" draw:start-shape="id2" draw:start-glue-point="1" draw:end-shape="id4" draw:end-glue-point="1" svg:d="M22902 5302h503v4901h-502" svg:viewBox="0 0 504 4902">
          <text:p text:style-name="P1">pause</text:p>
        </draw:connector>
        <draw:connector draw:style-name="gr2" draw:text-style-name="P2" draw:layer="layout" svg:x1="19.603cm" svg:y1="10.203cm" svg:x2="19.602cm" svg:y2="5.302cm" draw:start-shape="id4" draw:start-glue-point="3" draw:end-shape="id2" draw:end-glue-point="3" svg:d="M19603 10203h-502v-4901h501" svg:viewBox="0 0 503 4902">
          <text:p text:style-name="P1">play</text:p>
        </draw:connector>
        <draw:connector draw:style-name="gr2" draw:text-style-name="P2" draw:layer="layout" svg:x1="21.253cm" svg:y1="11.203cm" svg:x2="6cm" svg:y2="5.3cm" draw:start-shape="id4" draw:start-glue-point="2" draw:end-shape="id3" draw:end-glue-point="3" svg:d="M21253 11203v502h-15754v-6405h501" svg:viewBox="0 0 15755 6406">
          <text:p text:style-name="P1">reset</text:p>
        </draw:connector>
        <draw:connector draw:style-name="gr2" draw:text-style-name="P2" draw:layer="layout" svg:x1="2.377cm" svg:y1="5.292cm" svg:x2="6cm" svg:y2="5.3cm" draw:end-shape="id3" draw:end-glue-point="3" svg:d="M2377 5292h1561v8h2062" svg:viewBox="0 0 3624 9">
          <text:p text:style-name="P1"/>
        </draw:connector>
        <draw:connector draw:style-name="gr2" draw:text-style-name="P2" draw:layer="layout" draw:line-skew="0cm 0.798cm" svg:x1="9.3cm" svg:y1="5.3cm" svg:x2="7.65cm" svg:y2="6.3cm" draw:start-shape="id3" draw:start-glue-point="1" draw:end-shape="id3" draw:end-glue-point="2" svg:d="M9300 5300h502v2300h-2152v-1300" svg:viewBox="0 0 2153 2301">
          <text:p text:style-name="P1">Add team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9T08:38:35.381265790</meta:creation-date>
    <dc:date>2017-05-09T08:47:10.219708970</dc:date>
    <meta:editing-duration>PT8M35S</meta:editing-duration>
    <meta:editing-cycles>1</meta:editing-cycles>
    <meta:document-statistic meta:object-count="11"/>
    <meta:generator>LibreOffice/5.1.6.2$Linux_X86_64 LibreOffice_project/10m0$Build-2</meta:generator>
  </office:meta>
</office:document-meta>
</file>